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text-properties fo:font-style="italic" style:font-style-asian="italic"/>
    </style:style>
    <style:style style:name="P6" style:family="paragraph" style:parent-style-name="Exalted">
      <style:text-properties fo:font-weight="bold" style:font-weight-asian="bold"/>
    </style:style>
    <style:style style:name="P7" style:family="paragraph" style:parent-style-name="Exalted">
      <style:paragraph-properties fo:margin-top="0in" fo:margin-bottom="0in" style:contextual-spacing="false" fo:line-height="100%"/>
    </style:style>
    <style:style style:name="P8" style:family="paragraph" style:parent-style-name="Exalted">
      <style:paragraph-properties fo:margin-top="0in" fo:margin-bottom="0in" style:contextual-spacing="false" fo:line-height="100%" fo:orphans="0" fo:widows="0"/>
    </style:style>
    <style:style style:name="P9"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0"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11" style:family="paragraph" style:parent-style-name="Heading_20_2">
      <style:paragraph-properties fo:margin-top="0in" fo:margin-bottom="0in" style:contextual-spacing="false" fo:line-height="100%"/>
    </style:style>
    <style:style style:name="P12" style:family="paragraph" style:parent-style-name="Exalted">
      <style:paragraph-properties fo:margin-top="0in" fo:margin-bottom="0.0555in" style:contextual-spacing="false" fo:line-height="100%"/>
    </style:style>
    <style:style style:name="P13" style:family="paragraph" style:parent-style-name="Exalted">
      <style:paragraph-properties fo:margin-top="0in" fo:margin-bottom="0.139in" style:contextual-spacing="false" fo:line-height="100%"/>
    </style:style>
    <style:style style:name="P14" style:family="paragraph" style:parent-style-name="Exalted">
      <style:paragraph-properties fo:margin-top="0in" fo:margin-bottom="0.139in" style:contextual-spacing="false" fo:line-height="100%" fo:orphans="0" fo:widows="0"/>
    </style:style>
    <style:style style:name="P15"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6" style:family="paragraph" style:parent-style-name="Heading_20_5">
      <style:paragraph-properties fo:margin-top="0in" fo:margin-bottom="0.139in" style:contextual-spacing="false" fo:line-height="100%"/>
    </style:style>
    <style:style style:name="P17" style:family="paragraph" style:parent-style-name="Exalted">
      <style:paragraph-properties fo:margin-left="0.1252in" fo:margin-right="0in" fo:text-align="start" style:justify-single-word="false" fo:text-indent="0in" style:auto-text-indent="false"/>
    </style:style>
    <style:style style:name="P18" style:family="paragraph" style:parent-style-name="Exalted">
      <style:paragraph-properties fo:margin-left="0.1252in" fo:margin-right="0in" fo:text-align="start" style:justify-single-word="false" fo:text-indent="0in" style:auto-text-indent="false"/>
      <style:text-properties fo:font-style="italic" style:font-style-asian="italic"/>
    </style:style>
    <style:style style:name="P19" style:family="paragraph" style:parent-style-name="Exalted">
      <style:paragraph-properties fo:margin-left="0in" fo:margin-right="0in" fo:margin-top="0in" fo:margin-bottom="0.139in" style:contextual-spacing="false" fo:line-height="100%" fo:text-indent="0in" style:auto-text-indent="false"/>
    </style:style>
    <style:style style:name="P20" style:family="paragraph" style:parent-style-name="Heading_20_2">
      <style:paragraph-properties fo:text-align="start" style:justify-single-word="false"/>
    </style:style>
    <style:style style:name="P21" style:family="paragraph" style:parent-style-name="Heading_20_3">
      <style:paragraph-properties fo:text-align="start" style:justify-single-word="false"/>
    </style:style>
    <style:style style:name="P22" style:family="paragraph" style:parent-style-name="Heading_20_4">
      <style:paragraph-properties fo:text-align="start" style:justify-single-word="false"/>
    </style:style>
    <style:style style:name="P23" style:family="paragraph" style:parent-style-name="Standard">
      <style:paragraph-properties fo:margin-top="0in" fo:margin-bottom="0.0835in" style:contextual-spacing="false"/>
    </style:style>
    <style:style style:name="P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8" style:family="paragraph" style:parent-style-name="Table_20_Heading">
      <style:paragraph-properties fo:margin-top="0.0402in" fo:margin-bottom="0.0799in" style:contextual-spacing="false" fo:orphans="0" fo:widows="0"/>
    </style:style>
    <style:style style:name="P29" style:family="paragraph" style:parent-style-name="Table_20_Heading">
      <style:paragraph-properties fo:margin-top="0.0402in" fo:margin-bottom="0.0799in" style:contextual-spacing="false" fo:orphans="0" fo:widows="0" fo:keep-with-next="always"/>
    </style:style>
    <style:style style:name="P30" style:family="paragraph" style:parent-style-name="Exalted">
      <style:paragraph-properties fo:margin-left="0.1874in" fo:margin-right="0in" fo:margin-top="0in" fo:margin-bottom="0.139in" style:contextual-spacing="false" fo:line-height="100%" fo:orphans="0" fo:widows="0" fo:hyphenation-ladder-count="no-limit" fo:text-indent="0in" style:auto-text-indent="false" style:punctuation-wrap="hanging" style:writing-mode="lr-tb"/>
      <style:text-properties style:use-window-font-color="true" loext:opacity="0%"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fo:hyphenate="false" fo:hyphenation-remain-char-count="2" fo:hyphenation-push-char-count="2" loext:hyphenation-no-caps="false"/>
    </style:style>
    <style:style style:name="P31"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P32"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3" style:family="paragraph" style:parent-style-name="Exalted" style:list-style-name="Exalted_20_Center_20_Dot"/>
    <style:style style:name="P34" style:family="paragraph" style:parent-style-name="Exalted" style:list-style-name="Exalted_20_Center_20_Dot">
      <style:paragraph-properties fo:margin-top="0in" fo:margin-bottom="0in" style:contextual-spacing="false"/>
    </style:style>
    <style:style style:name="P35" style:family="paragraph" style:parent-style-name="Exalted" style:list-style-name="Exalted_20_Center_20_Dot">
      <style:paragraph-properties fo:margin-top="0in" fo:margin-bottom="0.139in" style:contextual-spacing="false" fo:line-height="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10">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10">1, 4, 4, 7, 8, 10</text:p>
        <text:p text:style-name="P12">7 and 8 would be counted once, and 10 counted twice, making 4 successes on the roll.</text:p>
        <text:h text:style-name="Heading_20_3" text:outline-level="3">Difficulty</text:h>
        <text:p text:style-name="P7"><text:span text:style-name="T2">Before a roll is performed</text:span>, the Storyteller should determine the <text:span text:style-name="T1">Difficulty</text:span> of the roll--the number of successes that the roll must match or exceed for the action to be considered a success.</text:p>
        <text:list xml:id="list2223863926" text:style-name="Exalted_20_Center_20_Dot">
          <text:list-item>
            <text:p text:style-name="P33"><text:span text:style-name="T1">Difficulty 1 (Easy)</text:span>- This task is expected to be passed by a skilled mortal, but there is still a reasonable risk of failing.</text:p>
          </text:list-item>
          <text:list-item>
            <text:p text:style-name="P33"><text:span text:style-name="T1">Difficulty 3 (Typical)</text:span>- This task is challenging to a mere mortal, but a hero is expected to pass it. Picking a lock, calming an irate guardsman, or basic first aid would fall under this category.</text:p>
          </text:list-item>
          <text:list-item>
            <text:p text:style-name="P33"><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33"><text:span text:style-name="T1">Difficulty 7 (Challenging)</text:span>- Tasks which should be near-impossible for any mortal. Such as noticing things in pitch darkness, or landing on a precise spot hundreds of feet below.</text:p>
          </text:list-item>
          <text:list-item>
            <text:p text:style-name="P33"><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3">Some rolls are not as much concerned with <text:span text:style-name="T2">whether</text:span> the character succeeds, but <text:span text:style-name="T2">by how much</text:span>. This is simply the difference between the total Number of Successes rolled, and the Difficulty.</text:p>
        <text:p text:style-name="P13">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P18">There are two characters in the scene: a guard and a thief. The guard is keeping watch, and the thief is attempting to sneak past them. The dice pool for the player-controlled thief would be Dexterity + Stealth.</text:p>
        <text:p text:style-name="P17"><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20" text:outline-level="2"><text:bookmark-start text:name="Drawbacks"/>Drawbacks<text:bookmark-end text:name="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5">Immediately Limit Break at 10.</text:p>
        <text:p text:style-name="Exalted">The character gains 1 point of <text:a xlink:type="simple" xlink:href="#_toc164"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5">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5">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Botching</text:h>
        <text:p text:style-name="Exalted">If a character fails their action, they may choose to <text:span text:style-name="T2">worsen</text:span> their failure dramatically, as represented by taking a Drawback. In exchange, they will gain a <text:s/><text:a xlink:type="simple" xlink:href="#_toc199"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20"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9">Natural Modifiers and Difficulty</text:p>
              <text:p text:style-name="P8">Difficulty is a measure of “Base difficulty + all <text:s/>Disadvantages”. This can often be forgotten when choosing a Difficulty for a task, or when countering specific modifiers.</text:p>
              <text:p text:style-name="P8"/>
              <text:p text:style-name="P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11"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5">The Uniqueness of Player Characters</text:p>
              <text:p text:style-name="P14">Player Characters are unusual in the sheer speed and heights they can reach with Essence. The constant stress and challenge of adventure accelerates the gain of Essence far beyond what is normal in the world of Exalted.</text:p>
              <text:p text:style-name="P14">Non-Player Characters do not follow the same rapid gain of Essence that Player Characters do, and are often constrained and capped, limiting what Essence Rating they can reach based on their circumstances.</text:p>
              <text:p text:style-name="P14">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Exalted"><text:span text:style-name="T1">Personal Motes</text:span> <text:s/>are intrinsic to the character. Expenditure of these motes are subtle and do not agitate their anima banner. However, they regain more slowly at a rate of<text:span text:style-name="T1"> 2 Motes per Hour </text:span>of non-strenuous activity.</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220645352725311" text:continue-numbering="true" text:style-name="Exalted_20_Center_20_Dot">
          <text:list-item>
            <text:p text:style-name="P33">Shadowlands:<text:tab/><text:tab/>-5</text:p>
          </text:list-item>
          <text:list-item>
            <text:p text:style-name="P33">Underworld: <text:tab/><text:tab/>-10</text:p>
          </text:list-item>
          <text:list-item>
            <text:p text:style-name="P33">The Labyrinth:<text:tab/><text:tab/>-15</text:p>
          </text:list-item>
          <text:list-item>
            <text:p text:style-name="P33">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3"><text:span text:style-name="T1">Using enough Peripheral Motes in a single action</text:span> will inflame the anima banner:</text:p>
        <text:list xml:id="list220644997846782" text:continue-numbering="true" text:style-name="Exalted_20_Center_20_Dot">
          <text:list-item>
            <text:p text:style-name="P34"><text:span text:style-name="T1">(0m) Dim</text:span><text:tab/>The natural state of the anima. It is invisible to all natural senses, but may be seen by those that can peek into the Spirit Realm.</text:p>
          </text:list-item>
          <text:list-item>
            <text:p text:style-name="P34"><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4"><text:span text:style-name="T1">(6-10m) Burning</text:span><text:tab/>Essence burns and sheds from the Exalts body, much like the burning of a fire. Hiding the anima at this level is impossible through mundane means.</text:p>
          </text:list-item>
          <text:list-item>
            <text:p text:style-name="P33"><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220644246585214" text:continue-numbering="true" text:style-name="Exalted_20_Center_20_Dot">
          <text:list-item>
            <text:p text:style-name="P34"><text:span text:style-name="T1">Solars</text:span> suffer by their own Ego. They are those that tirelessly seek greatness and perfection, and may find others or even themselves not up to the standards they desire.</text:p>
          </text:list-item>
          <text:list-item>
            <text:p text:style-name="P34"><text:span text:style-name="T1">Lunars</text:span> suffer from being trapped between worlds and are conflicted by the unknown. Are they man or beast? A part of society or apart from it? Their form is <text:soft-page-break/>constantly shifting, so who are they really?</text:p>
          </text:list-item>
          <text:list-item>
            <text:p text:style-name="P33"><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33">Each individual Exaltation book details their Great Curse, but it is important to know that these are all <text:span text:style-name="T2"><text:s/>suggestions</text:span>. So long as a character has a flaw that affects their decision, it is an acceptable Great Curse.</text:p>
          </text:list-item>
        </text:list>
        <text:h text:style-name="Heading_20_3" text:outline-level="3">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220643428460247" text:continue-numbering="true" text:style-name="Exalted_20_Center_20_Dot">
          <text:list-item>
            <text:p text:style-name="P35">Choosing it as a Drawback.</text:p>
          </text:list-item>
          <text:list-item>
            <text:p text:style-name="P35">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3">If the character reaches <text:span text:style-name="T1">10 Limit</text:span>, or if they fail on their <text:span text:style-name="T1">Limit Trigger</text:span>, the character will enter into a <text:span text:style-name="T1">Limit Break.</text:span></text:p>
        <text:p text:style-name="P13">At the end of a Limit Break, reset to 0 Limit.</text:p>
        <table:table table:name="Table4" table:style-name="Table4">
          <table:table-column table:style-name="Table4.A"/>
          <table:table-row table:style-name="Table4.1">
            <table:table-cell table:style-name="Table4.A1" office:value-type="string">
              <text:p text:style-name="P9">The Calming Effect of Time</text:p>
              <text:p text:style-name="P8">Typically, Limit <text:span text:style-name="T2">only</text:span> resets after a Limit Break. <text:s/>However, long spans of rest, meditation, and peace may ease the Exalt down from their stressed life.</text:p>
              <text:p text:style-name="P8"/>
              <text:p text:style-name="P8">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9">Ticking Time Bomb</text:p>
              <text:p text:style-name="P8">There will be occasions when a character enters Limit Break, but turning it into a Limit Break Scene just doesn’t fit--it occurred during a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21" text:outline-level="3">Using Strife</text:h>
        <text:h text:style-name="P22"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2"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3"><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3">There are a few guiding restrictions to keep in mind, similar to a Stunt:</text:p>
        <text:list xml:id="list220643409192655" text:continue-numbering="true" text:style-name="Exalted_20_Center_20_Dot">
          <text:list-item>
            <text:p text:style-name="P35">Other character’s actions cannot be dictated: only those under control of the Player’s.</text:p>
          </text:list-item>
          <text:list-item>
            <text:p text:style-name="P35">The Action cannot <text:span text:style-name="T2">directly</text:span> solve the scene; it can only assist and guide it.</text:p>
          </text:list-item>
          <text:list-item>
            <text:p text:style-name="P35">The Action should flow naturally from the character--a Solar cannot suddenly shapeshift, for example.</text:p>
          </text:list-item>
        </text:list>
        <text:h text:style-name="P16" text:outline-level="6">Example 1</text:h>
        <text:p text:style-name="P30">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9">“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6" text:outline-level="6">Example 2</text:h>
        <text:p text:style-name="P31">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19">“He’s going to use Sorcery to pull up water from the ground.” <text:s/>In this situation, the problem being addressed is exhaustion or avoiding a bad decision--preventing a negative.</text:p>
        <text:h text:style-name="P16" text:outline-level="6">Example 3</text:h>
        <text:p text:style-name="P31">The Crafter analyzes the complex door in front of them, which is blocking their way, the code shifting and twisting before their eyes. “I can simply craft a new key to the puzzle. Hold on for a moment.”</text:p>
        <text:p text:style-name="P19">“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31"><text:s/>The Crafter analyzes the shifting patterns of the door, then with a swift kick, lodges one of the panels shut, stopping the patterns from constantly moving. “There, that should be easier to read now.”</text:p>
        <text:p text:style-name="P19">“The puzzle glyphs are moving? I’m going to jam them down so it lowers the difficulty.”</text:p>
        <text:h text:style-name="P21" text:outline-level="3">Gaining Strife</text:h>
        <text:p text:style-name="Exalted">Strife may be gained through two ways: <text:span text:style-name="T1">Botches </text:span>and <text:span text:style-name="T1">Scene Complications</text:span>.</text:p>
        <text:p text:style-name="Exalted"><text:a xlink:type="simple" xlink:href="#_toc77"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5">Rejecting Strife</text:p>
              <text:p text:style-name="P14">Players, by accepting the Strife, are giving up their ability to change the course of the event.</text:p>
              <text:p text:style-name="P14">They have the option of refusing to take the Strife Point, defying the Storyteller's influence. (This must be an all-or-nothing decision between all Players receiving the Strife--all must reject, or else all must accept.)</text:p>
              <text:p text:style-name="P14">If this happens, the Storyteller must let the Player Characters challenge the event in a fair manner.</text:p>
              <text:p text:style-name="P14">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6">Examples:</text:p>
        <text:list xml:id="list220645030694112" text:continue-numbering="true" text:style-name="Exalted_20_Center_20_Dot">
          <text:list-item>
            <text:p text:style-name="P35">An Antagonist group escapes after their defeat in a fight, slipping the bonds or escaping pursuit.</text:p>
          </text:list-item>
          <text:list-item>
            <text:p text:style-name="P35">The Caves the Party is in start rumbling, warning of an imminent collapse in but two short Rounds.</text:p>
          </text:list-item>
          <text:list-item>
            <text:p text:style-name="P35">A source of information shoots down interrogation <text:soft-page-break/>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220644906404987" text:continue-numbering="true" text:style-name="Exalted_20_Center_20_Dot">
          <text:list-item>
            <text:p text:style-name="P34"><text:span text:style-name="T1">Round</text:span><text:tab/>How long it takes for all characters to <text:s/>each perform a set of Actions, typically in Combat or an Encounter.</text:p>
          </text:list-item>
          <text:list-item>
            <text:p text:style-name="P34"><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4"><text:span text:style-name="T1">Session</text:span><text:tab/> A single sitting of when Players begin and end roleplaying, spanning an entire night.</text:p>
          </text:list-item>
          <text:list-item>
            <text:p text:style-name="P34"><text:span text:style-name="T1">Story</text:span><text:tab/>Several sessions that form a full narrative arch: from establishing a threat to reaching the resolution.</text:p>
          </text:list-item>
          <text:list-item>
            <text:p text:style-name="P33"><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6">Group Magnitudes</text:p>
            </table:table-cell>
            <table:covered-table-cell/>
            <table:covered-table-cell/>
            <table:covered-table-cell/>
          </table:table-row>
          <table:table-row table:style-name="Table7.1">
            <table:table-cell table:style-name="Table7.A2" office:value-type="string">
              <text:p text:style-name="P28">Scale</text:p>
            </table:table-cell>
            <table:table-cell table:style-name="Table7.B2" office:value-type="string">
              <text:p text:style-name="P28">Population</text:p>
            </table:table-cell>
            <table:table-cell table:style-name="Table7.C2" office:value-type="string">
              <text:p text:style-name="P28">Name</text:p>
            </table:table-cell>
            <table:table-cell table:style-name="Table7.D2" office:value-type="string">
              <text:p text:style-name="P28">Military Designation</text:p>
            </table:table-cell>
          </table:table-row>
          <table:table-row table:style-name="Table7.1">
            <table:table-cell table:style-name="Table7.A3" office:value-type="string">
              <text:p text:style-name="P24">0</text:p>
            </table:table-cell>
            <table:table-cell table:style-name="Table7.B3" office:value-type="string">
              <text:p text:style-name="P24">1</text:p>
            </table:table-cell>
            <table:table-cell table:style-name="Table7.B3" office:value-type="string">
              <text:p text:style-name="P24">Individual</text:p>
            </table:table-cell>
            <table:table-cell table:style-name="Table7.A3" office:value-type="string">
              <text:p text:style-name="P24">-</text:p>
            </table:table-cell>
          </table:table-row>
          <table:table-row table:style-name="Table7.1">
            <table:table-cell table:style-name="Table7.A4" office:value-type="string">
              <text:p text:style-name="P24">1</text:p>
            </table:table-cell>
            <table:table-cell table:style-name="Table7.B4" office:value-type="string">
              <text:p text:style-name="P24">10</text:p>
            </table:table-cell>
            <table:table-cell table:style-name="Table7.C4" office:value-type="string">
              <text:p text:style-name="P24">Party/Group</text:p>
            </table:table-cell>
            <table:table-cell table:style-name="Table7.D4" office:value-type="string">
              <text:p text:style-name="P24">Squad</text:p>
            </table:table-cell>
          </table:table-row>
          <table:table-row table:style-name="Table7.1">
            <table:table-cell table:style-name="Table7.A3" office:value-type="string">
              <text:p text:style-name="P24">2</text:p>
            </table:table-cell>
            <table:table-cell table:style-name="Table7.B3" office:value-type="string">
              <text:p text:style-name="P24">50</text:p>
            </table:table-cell>
            <table:table-cell table:style-name="Table7.B3" office:value-type="string">
              <text:p text:style-name="P24">Crowd</text:p>
            </table:table-cell>
            <table:table-cell table:style-name="Table7.A3" office:value-type="string">
              <text:p text:style-name="P24">Troop</text:p>
            </table:table-cell>
          </table:table-row>
          <table:table-row table:style-name="Table7.1">
            <table:table-cell table:style-name="Table7.A6" office:value-type="string">
              <text:p text:style-name="P24">3</text:p>
            </table:table-cell>
            <table:table-cell table:style-name="Table7.B6" office:value-type="string">
              <text:p text:style-name="P24">100</text:p>
            </table:table-cell>
            <table:table-cell table:style-name="Table7.C6" office:value-type="string">
              <text:p text:style-name="P24">Hamlet</text:p>
            </table:table-cell>
            <table:table-cell table:style-name="Table7.D6" office:value-type="string">
              <text:p text:style-name="P24">Company</text:p>
            </table:table-cell>
          </table:table-row>
          <table:table-row table:style-name="Table7.1">
            <table:table-cell table:style-name="Table7.A3" office:value-type="string">
              <text:p text:style-name="P24">4</text:p>
            </table:table-cell>
            <table:table-cell table:style-name="Table7.B3" office:value-type="string">
              <text:p text:style-name="P24">500</text:p>
            </table:table-cell>
            <table:table-cell table:style-name="Table7.B3" office:value-type="string">
              <text:p text:style-name="P24">Village</text:p>
            </table:table-cell>
            <table:table-cell table:style-name="Table7.A3" office:value-type="string">
              <text:p text:style-name="P24">Battalion</text:p>
            </table:table-cell>
          </table:table-row>
          <table:table-row table:style-name="Table7.1">
            <table:table-cell table:style-name="Table7.A8" office:value-type="string">
              <text:p text:style-name="P24">5</text:p>
            </table:table-cell>
            <table:table-cell table:style-name="Table7.B8" office:value-type="string">
              <text:p text:style-name="P24">1,000</text:p>
            </table:table-cell>
            <table:table-cell table:style-name="Table7.C8" office:value-type="string">
              <text:p text:style-name="P24">Town</text:p>
            </table:table-cell>
            <table:table-cell table:style-name="Table7.D8" office:value-type="string">
              <text:p text:style-name="P24">Regiment</text:p>
            </table:table-cell>
          </table:table-row>
          <table:table-row table:style-name="Table7.1">
            <table:table-cell table:style-name="Table7.A3" office:value-type="string">
              <text:p text:style-name="P24">6</text:p>
            </table:table-cell>
            <table:table-cell table:style-name="Table7.B3" office:value-type="string">
              <text:p text:style-name="P24">10,000</text:p>
            </table:table-cell>
            <table:table-cell table:style-name="Table7.B3" office:value-type="string">
              <text:p text:style-name="P24">City</text:p>
            </table:table-cell>
            <table:table-cell table:style-name="Table7.A3" office:value-type="string">
              <text:p text:style-name="P24">Army</text:p>
            </table:table-cell>
          </table:table-row>
          <table:table-row table:style-name="Table7.1">
            <table:table-cell table:style-name="Table7.A10" office:value-type="string">
              <text:p text:style-name="P24">7</text:p>
            </table:table-cell>
            <table:table-cell table:style-name="Table7.B10" office:value-type="string">
              <text:p text:style-name="P24">100,000</text:p>
            </table:table-cell>
            <table:table-cell table:style-name="Table7.C10" office:value-type="string">
              <text:p text:style-name="P24">Prefecture</text:p>
            </table:table-cell>
            <table:table-cell table:style-name="Table7.D10" office:value-type="string">
              <text:p text:style-name="P24">-</text:p>
            </table:table-cell>
          </table:table-row>
          <table:table-row table:style-name="Table7.1">
            <table:table-cell table:style-name="Table7.A11" office:value-type="string">
              <text:p text:style-name="P24">8</text:p>
            </table:table-cell>
            <table:table-cell table:style-name="Table7.B11" office:value-type="string">
              <text:p text:style-name="P24">1,000,000</text:p>
            </table:table-cell>
            <table:table-cell table:style-name="Table7.C11" office:value-type="string">
              <text:p text:style-name="P24">Province</text:p>
            </table:table-cell>
            <table:table-cell table:style-name="Table7.D11" office:value-type="string">
              <text:p text:style-name="P24">-</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7">Time Magnitudes</text:p>
            </table:table-cell>
            <table:covered-table-cell/>
          </table:table-row>
          <table:table-row table:style-name="Table8.1">
            <table:table-cell table:style-name="Table8.A2" office:value-type="string">
              <text:p text:style-name="P29">Scale</text:p>
            </table:table-cell>
            <table:table-cell table:style-name="Table8.B2" office:value-type="string">
              <text:p text:style-name="P28">Name</text:p>
            </table:table-cell>
          </table:table-row>
          <table:table-row table:style-name="Table8.1">
            <table:table-cell table:style-name="Table8.A3" office:value-type="string">
              <text:p text:style-name="P25">0</text:p>
            </table:table-cell>
            <table:table-cell table:style-name="Table8.A3" office:value-type="string">
              <text:p text:style-name="P24">Second (Instant)</text:p>
            </table:table-cell>
          </table:table-row>
          <table:table-row table:style-name="Table8.1">
            <table:table-cell table:style-name="Table8.A4" office:value-type="string">
              <text:p text:style-name="P25">1</text:p>
            </table:table-cell>
            <table:table-cell table:style-name="Table8.B4" office:value-type="string">
              <text:p text:style-name="P24">Minute (Moment)</text:p>
            </table:table-cell>
          </table:table-row>
          <table:table-row table:style-name="Table8.1">
            <table:table-cell table:style-name="Table8.A3" office:value-type="string">
              <text:p text:style-name="P25">2</text:p>
            </table:table-cell>
            <table:table-cell table:style-name="Table8.A3" office:value-type="string">
              <text:p text:style-name="P24">Hour</text:p>
            </table:table-cell>
          </table:table-row>
          <table:table-row table:style-name="Table8.1">
            <table:table-cell table:style-name="Table8.A6" office:value-type="string">
              <text:p text:style-name="P25">3</text:p>
            </table:table-cell>
            <table:table-cell table:style-name="Table8.B6" office:value-type="string">
              <text:p text:style-name="P24">Day</text:p>
            </table:table-cell>
          </table:table-row>
          <table:table-row table:style-name="Table8.1">
            <table:table-cell table:style-name="Table8.A3" office:value-type="string">
              <text:p text:style-name="P25">4</text:p>
            </table:table-cell>
            <table:table-cell table:style-name="Table8.A3" office:value-type="string">
              <text:p text:style-name="P24">Week</text:p>
            </table:table-cell>
          </table:table-row>
          <table:table-row table:style-name="Table8.1">
            <table:table-cell table:style-name="Table8.A8" office:value-type="string">
              <text:p text:style-name="P25">5</text:p>
            </table:table-cell>
            <table:table-cell table:style-name="Table8.B8" office:value-type="string">
              <text:p text:style-name="P24">Month</text:p>
            </table:table-cell>
          </table:table-row>
          <table:table-row table:style-name="Table8.1">
            <table:table-cell table:style-name="Table8.A3" office:value-type="string">
              <text:p text:style-name="P25">6</text:p>
            </table:table-cell>
            <table:table-cell table:style-name="Table8.A3" office:value-type="string">
              <text:p text:style-name="P24">Season</text:p>
            </table:table-cell>
          </table:table-row>
          <table:table-row table:style-name="Table8.1">
            <table:table-cell table:style-name="Table8.A10" office:value-type="string">
              <text:p text:style-name="P25">7</text:p>
            </table:table-cell>
            <table:table-cell table:style-name="Table8.B10" office:value-type="string">
              <text:p text:style-name="P24">Year</text:p>
            </table:table-cell>
          </table:table-row>
          <table:table-row table:style-name="Table8.1">
            <table:table-cell table:style-name="Table8.A11" office:value-type="string">
              <text:p text:style-name="P25">8</text:p>
            </table:table-cell>
            <table:table-cell table:style-name="Table8.B11" office:value-type="string">
              <text:p text:style-name="P24">Decade</text:p>
            </table:table-cell>
          </table:table-row>
          <table:table-row table:style-name="Table8.1">
            <table:table-cell table:style-name="Table8.A12" office:value-type="string">
              <text:p text:style-name="P24">9</text:p>
            </table:table-cell>
            <table:table-cell table:style-name="Table8.B12" office:value-type="string">
              <text:p text:style-name="P24">Century</text:p>
            </table:table-cell>
          </table:table-row>
        </table:table>
        <text:p text:style-name="P2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6T22:06:43.212000000</dc:date>
    <meta:editing-cycles>16</meta:editing-cycles>
    <dc:title>General System</dc:title>
    <meta:editing-duration>PT28M56S</meta:editing-duration>
    <meta:generator>LibreOffice/7.0.3.1$Windows_X86_64 LibreOffice_project/d7547858d014d4cf69878db179d326fc3483e082</meta:generator>
    <dc:creator>Samuel Smith</dc:creator>
    <meta:document-statistic meta:table-count="8" meta:image-count="0" meta:object-count="0" meta:page-count="7" meta:paragraph-count="264" meta:word-count="4384" meta:character-count="25638" meta:non-whitespace-character-count="21528"/>
  </office:meta>
</office:document-meta>
</file>